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638in"/>
    </style:style>
    <style:style style:name="co3" style:family="table-column">
      <style:table-column-properties fo:break-before="auto" style:column-width="5.1035in"/>
    </style:style>
    <style:style style:name="co4" style:family="table-column">
      <style:table-column-properties fo:break-before="auto" style:column-width="4.5346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6"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color="#00cc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cc3300"/>
    </style:style>
    <style:style style:name="T19" style:family="text">
      <style:text-properties fo:color="#ff6666"/>
    </style:style>
    <style:style style:name="T20" style:family="text">
      <style:text-properties fo:color="#007826"/>
    </style:style>
    <style:style style:name="T21" style:family="text">
      <style:text-properties fo:color="#c9211e"/>
    </style:style>
    <style:style style:name="T22" style:family="text">
      <style:text-properties fo:color="#158466"/>
    </style:style>
    <style:style style:name="T23" style:family="text">
      <style:text-properties fo:color="#ff7b59"/>
    </style:style>
    <style:style style:name="T24" style:family="text">
      <style:text-properties fo:color="#66cc00"/>
    </style:style>
    <style:style style:name="T25" style:family="text">
      <style:text-properties fo:color="#000000"/>
    </style:style>
    <style:style style:name="T26" style:family="text">
      <style:text-properties fo:color="#f10d0c" fo:font-weight="normal" fo:font-style="normal" style:font-weight-asian="normal" style:font-weight-complex="normal" style:font-style-asian="normal" style:font-style-complex="normal"/>
    </style:style>
    <style:style style:name="T27" style:family="text">
      <style:text-properties fo:color="#ff9900"/>
    </style:style>
    <style:style style:name="T28" style:family="text">
      <style:text-properties fo:color="#111111"/>
    </style:style>
    <style:style style:name="T29" style:family="text">
      <style:text-properties fo:color="#669900"/>
    </style:style>
    <style:style style:name="T30" style:family="text">
      <style:text-properties fo:color="#cc9900"/>
    </style:style>
    <style:style style:name="T31" style:family="text">
      <style:text-properties fo:color="#996633"/>
    </style:style>
    <style:style style:name="T32" style:family="text">
      <style:text-properties fo:color="#ffff00"/>
    </style:style>
    <style:style style:name="T33" style:family="text">
      <style:text-properties fo:color="#ea7500"/>
    </style:style>
  </office:automatic-styles>
  <office:body>
    <office:spreadsheet>
      <table:table table:name="words" table:style-name="ta1" table:print="false">
        <office:forms form:automatic-focus="false" form:apply-design-mode="false"/>
        <table:table-column table:style-name="co2" table:default-cell-style-name="ce91"/>
        <table:table-column table:style-name="co3" table:default-cell-style-name="ce91"/>
        <table:table-column table:style-name="co4" table:default-cell-style-name="ce91"/>
        <table:table-column table:style-name="co5" table:default-cell-style-name="ce91"/>
        <table:table-column table:style-name="co6" table:number-columns-repeated="60" table:default-cell-style-name="ce91"/>
        <table:table-column table:style-name="co6"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9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2">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2">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2">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2">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2">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2">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2">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9">بند،</text:span> بندھا، شریک گرفتی بندھ، <text:span text:style-name="T10">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9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4736in" svg:y="224.1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04"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9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2">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2">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2">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2">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2">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 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2">
          <table:table-cell table:style-name="ce93" office:value-type="string" calcext:value-type="string">
            <text:p>correction</text:p>
          </table:table-cell>
          <table:table-cell table:style-name="ce93" office:value-type="string" calcext:value-type="string">
            <text:p><text:span text:style-name="T7">درستگی</text:span>، <text:span text:style-name="T10">تصحیح</text:span></text:p>
          </table:table-cell>
          <table:table-cell table:style-name="ce93" table:number-columns-repeated="1022"/>
        </table:table-row>
        <table:table-row table:style-name="ro2">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2">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2">
          <table:table-cell office:value-type="string" calcext:value-type="string">
            <text:p>corresponding point</text:p>
          </table:table-cell>
          <table:table-cell table:style-name="ce9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0">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6.265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8">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9">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9">اس کا انحطاط 4 ہ</text:span>ے، اس کی انحطاطیت 4 ہے</text:p>
          </table:table-cell>
          <table:table-cell table:number-columns-repeated="1022"/>
        </table:table-row>
        <table:table-row table:style-name="ro2">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2">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2">
          <table:table-cell office:value-type="string" calcext:value-type="string">
            <text:p>determinate, indeterminate</text:p>
          </table:table-cell>
          <table:table-cell table:style-name="ce99" office:value-type="string" calcext:value-type="string">
            <text:p>قابل معلوم، نا قابل معلوم،<text:span text:style-name="T20"> تعیین، غیر تعیین</text:span></text:p>
          </table:table-cell>
          <table:table-cell table:style-name="ce99"/>
          <table:table-cell table:number-columns-repeated="1021"/>
        </table:table-row>
        <table:table-row table:style-name="ro2">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2">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2">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2">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1">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1">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1">بلا واسطہ تکمل</text:span>،ب<text:span text:style-name="T22">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3">سیدھی رسائی، سیدھی وصولی</text:span><text:span text:style-name="T22">،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4">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9"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10">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9">قیمت توقع، توقع،</text:span><text:span text:style-name="T25">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2">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2">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2">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2">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2">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2">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2">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2">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2">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2">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2">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9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9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 process</text:p>
          </table:table-cell>
          <table:table-cell office:value-type="string" calcext:value-type="string">
            <text:p><text:span text:style-name="T5">ہمہ قواعد؟؟؟؟؟</text:span><text:span text:style-name="T21">،</text:span><text:span text:style-name="T25"> گرگٹی عمل</text:span></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10">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9">فرضی عدد</text:span>، <text:span text:style-name="T14">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6">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18" office:value-type="string" calcext:value-type="string">
            <text:p><text:span text:style-name="T9">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93" office:value-type="string" calcext:value-type="string">
            <text:p><text:span text:style-name="T9">آئن</text:span>، <text:span text:style-name="T10">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93" office:value-type="string" calcext:value-type="string">
            <text:p><text:span text:style-name="T9">بارداری عمل، </text:span><text:span text:style-name="T10">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10">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10">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7">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7">، گہرائی پر حرکت پذیری</text:span>،<text:span text:style-name="T10">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10">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9">یک سُر تفاعل</text:span>، <text:span text:style-name="T10">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9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93" office:value-type="string" calcext:value-type="string">
            <text:p><text:span text:style-name="T7">تقابل پذیر،</text:span> معمول شدہ</text:p>
          </table:table-cell>
          <table:table-cell office:value-type="string" calcext:value-type="string">
            <text:p><text:span text:style-name="T27">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10">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باہمی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22" office:value-type="string" calcext:value-type="string">
            <text:p>پاسکل تکون، <text:span text:style-name="T28">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2">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غمگیر</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93" office:value-type="string" calcext:value-type="string">
            <text:p><text:span text:style-name="T18">لٹکن</text:span>، <text:span text:style-name="T29">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93" office:value-type="string" calcext:value-type="string">
            <text:p><text:span text:style-name="T9">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9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10"> مخفیہ، مخفیے</text:span></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93" office:value-type="string" calcext:value-type="string">
            <text:p>نظریہ مخفی قوہ، <text:span text:style-name="T17">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0">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2">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93" office:value-type="string" calcext:value-type="string">
            <text:p><text:span text:style-name="T9">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93" office:value-type="string" calcext:value-type="string">
            <text:p><text:span text:style-name="T31">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93" office:value-type="string" calcext:value-type="string">
            <text:p><text:span text:style-name="T32">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0">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9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2">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5">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3">عبوری امکان، عبوری احتمال</text:span>، <text:span text:style-name="T14">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7">عبوری دور</text:span>،<text:span text:style-name="T14">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10">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10">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93" office:value-type="string" calcext:value-type="string">
            <text:p>دوری رفتار، <text:span text:style-name="T9">مجموعی رفتار</text:span>،<text:span text:style-name="T15">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64"/>
          <table:table-cell table:number-columns-repeated="960"/>
        </table:table-row>
        <table:table-row table:style-name="ro2" table:number-rows-repeated="104538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4">00/00/0000</text:date>, <text:time style:data-style-name="N2" text:time-value="13:59:41.8139611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1-24T14:01:05.603645093</dc:date>
    <meta:editing-duration>P94DT7H26M16S</meta:editing-duration>
    <meta:editing-cycles>4121</meta:editing-cycles>
    <meta:generator>LibreOffice/6.4.7.2$Linux_X86_64 LibreOffice_project/40$Build-2</meta:generator>
    <meta:document-statistic meta:table-count="3" meta:cell-count="672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